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31.17">
            <text:p>31.170</text:p>
          </table:table-cell>
          <table:table-cell office:value-type="float" office:value="10">
            <text:p>10</text:p>
          </table:table-cell>
          <table:table-cell table:formula="of:=[.C3]*1.01" office:value-type="float" office:value="34.4310716490672">
            <text:p>34.431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7.95">
            <text:p>7.95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8.78174589701908">
            <text:p>8.7817</text:p>
          </table:table-cell>
          <table:table-cell table:style-name="ce3" office:value-type="float" office:value="7.96">
            <text:p>7.96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8.79279211827319">
            <text:p>8.7928</text:p>
          </table:table-cell>
          <table:table-cell table:style-name="ce3" office:value-type="float" office:value="7.98">
            <text:p>7.98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8.81488456078142">
            <text:p>8.8149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31.17">
            <text:p>31.17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4.0901699495715">
            <text:p>34.0902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7.95">
            <text:p>7.95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8.69479791784067">
            <text:p>8.6948</text:p>
          </table:table-cell>
          <table:table-cell table:style-name="ce4" table:formula="of:=[.V2]" office:value-type="float" office:value="7.96">
            <text:p>7.96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8.70573477056752">
            <text:p>8.7057</text:p>
          </table:table-cell>
          <table:table-cell table:style-name="ce4" table:formula="of:=[.Y2]" office:value-type="float" office:value="7.98">
            <text:p>7.98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8.7276084760212">
            <text:p>8.7276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31.17">
            <text:p>31.17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3.7526435144273">
            <text:p>33.7526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7.95">
            <text:p>7.95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8.60871080974324">
            <text:p>8.6087</text:p>
          </table:table-cell>
          <table:table-cell table:style-name="ce4" table:formula="of:=[.V3]" office:value-type="float" office:value="7.96">
            <text:p>7.96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8.61953937679952">
            <text:p>8.6195</text:p>
          </table:table-cell>
          <table:table-cell table:style-name="ce4" table:formula="of:=[.Y3]" office:value-type="float" office:value="7.98">
            <text:p>7.98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8.64119651091208">
            <text:p>8.6412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31.17">
            <text:p>31.17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3.4184589251755">
            <text:p>33.4185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7.95">
            <text:p>7.95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8.52347604925073">
            <text:p>8.5235</text:p>
          </table:table-cell>
          <table:table-cell table:style-name="ce4" table:formula="of:=[.V4]" office:value-type="float" office:value="7.96">
            <text:p>7.96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8.5341974027718">
            <text:p>8.5342</text:p>
          </table:table-cell>
          <table:table-cell table:style-name="ce4" table:formula="of:=[.Y4]" office:value-type="float" office:value="7.98">
            <text:p>7.98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8.55564010981394">
            <text:p>8.5556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31.17">
            <text:p>31.17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3.0875830942332">
            <text:p>33.087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7.95">
            <text:p>7.95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8.43908519727795">
            <text:p>8.4391</text:p>
          </table:table-cell>
          <table:table-cell table:style-name="ce4" table:formula="of:=[.V5]" office:value-type="float" office:value="7.96">
            <text:p>7.96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8.44970039878396">
            <text:p>8.4497</text:p>
          </table:table-cell>
          <table:table-cell table:style-name="ce4" table:formula="of:=[.Y5]" office:value-type="float" office:value="7.98">
            <text:p>7.98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8.47093080179598">
            <text:p>8.4709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31.17">
            <text:p>31.17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32.759983261617">
            <text:p>32.7600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7.95">
            <text:p>7.95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8.355529898295">
            <text:p>8.3555</text:p>
          </table:table-cell>
          <table:table-cell table:style-name="ce4" table:formula="of:=[.V6]" office:value-type="float" office:value="7.96">
            <text:p>7.96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8.366039998796">
            <text:p>8.3660</text:p>
          </table:table-cell>
          <table:table-cell table:style-name="ce4" table:formula="of:=[.Y6]" office:value-type="float" office:value="7.98">
            <text:p>7.98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8.387060199798">
            <text:p>8.3871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31.17">
            <text:p>31.17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2.4356269917">
            <text:p>32.4356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7.95">
            <text:p>7.95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8.2728018795">
            <text:p>8.2728</text:p>
          </table:table-cell>
          <table:table-cell table:style-name="ce4" table:formula="of:=[.V7]" office:value-type="float" office:value="7.96">
            <text:p>7.96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8.2832079196">
            <text:p>8.2832</text:p>
          </table:table-cell>
          <table:table-cell table:style-name="ce4" table:formula="of:=[.Y7]" office:value-type="float" office:value="7.98">
            <text:p>7.98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8.3040199998">
            <text:p>8.3040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31.17">
            <text:p>31.17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2.11448217">
            <text:p>32.1145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7.95">
            <text:p>7.95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8.19089295">
            <text:p>8.1909</text:p>
          </table:table-cell>
          <table:table-cell table:style-name="ce4" table:formula="of:=[.V8]" office:value-type="float" office:value="7.96">
            <text:p>7.96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8.20119596">
            <text:p>8.2012</text:p>
          </table:table-cell>
          <table:table-cell table:style-name="ce4" table:formula="of:=[.Y8]" office:value-type="float" office:value="7.98">
            <text:p>7.98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8.22180198">
            <text:p>8.2218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31.17">
            <text:p>31.17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31.796517">
            <text:p>31.7965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7.95">
            <text:p>7.95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8.109795">
            <text:p>8.1098</text:p>
          </table:table-cell>
          <table:table-cell table:style-name="ce4" table:formula="of:=[.V9]" office:value-type="float" office:value="7.96">
            <text:p>7.96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8.119996">
            <text:p>8.1200</text:p>
          </table:table-cell>
          <table:table-cell table:style-name="ce4" table:formula="of:=[.Y9]" office:value-type="float" office:value="7.98">
            <text:p>7.98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8.140398">
            <text:p>8.1404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31.17">
            <text:p>31.17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31.4817">
            <text:p>31.4817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7.95">
            <text:p>7.95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8.0295">
            <text:p>8.0295</text:p>
          </table:table-cell>
          <table:table-cell table:style-name="ce4" table:formula="of:=[.V10]" office:value-type="float" office:value="7.96">
            <text:p>7.96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8.0396">
            <text:p>8.0396</text:p>
          </table:table-cell>
          <table:table-cell table:style-name="ce4" table:formula="of:=[.Y10]" office:value-type="float" office:value="7.98">
            <text:p>7.98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8.0598">
            <text:p>8.0598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31.17">
            <text:p>31.17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31.17">
            <text:p>31.17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7.95">
            <text:p>7.95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7.95">
            <text:p>7.9500</text:p>
          </table:table-cell>
          <table:table-cell table:style-name="ce4" table:formula="of:=[.V11]" office:value-type="float" office:value="7.96">
            <text:p>7.96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7.96">
            <text:p>7.9600</text:p>
          </table:table-cell>
          <table:table-cell table:style-name="ce4" table:formula="of:=[.Y11]" office:value-type="float" office:value="7.98">
            <text:p>7.98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7.98">
            <text:p>7.98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31.17">
            <text:p>31.17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30.8613861386139">
            <text:p>30.8614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7.95">
            <text:p>7.95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7.87128712871287">
            <text:p>7.8713</text:p>
          </table:table-cell>
          <table:table-cell table:style-name="ce4" table:formula="of:=[.V12]" office:value-type="float" office:value="7.96">
            <text:p>7.96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7.88118811881188">
            <text:p>7.8812</text:p>
          </table:table-cell>
          <table:table-cell table:style-name="ce4" table:formula="of:=[.Y12]" office:value-type="float" office:value="7.98">
            <text:p>7.98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7.9009900990099">
            <text:p>7.9010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31.17">
            <text:p>31.17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30.5558278600137">
            <text:p>30.5558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7.95">
            <text:p>7.95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7.79335359278502">
            <text:p>7.7934</text:p>
          </table:table-cell>
          <table:table-cell table:style-name="ce4" table:formula="of:=[.V13]" office:value-type="float" office:value="7.96">
            <text:p>7.96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7.80315655327909">
            <text:p>7.8032</text:p>
          </table:table-cell>
          <table:table-cell table:style-name="ce4" table:formula="of:=[.Y13]" office:value-type="float" office:value="7.98">
            <text:p>7.98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7.82276247426723">
            <text:p>7.8228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31.17">
            <text:p>31.17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30.2532949109047">
            <text:p>30.2533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7.95">
            <text:p>7.95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7.71619167602477">
            <text:p>7.7162</text:p>
          </table:table-cell>
          <table:table-cell table:style-name="ce4" table:formula="of:=[.V14]" office:value-type="float" office:value="7.96">
            <text:p>7.96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7.72589757750405">
            <text:p>7.7259</text:p>
          </table:table-cell>
          <table:table-cell table:style-name="ce4" table:formula="of:=[.Y14]" office:value-type="float" office:value="7.98">
            <text:p>7.98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7.7453093804626">
            <text:p>7.7453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31.17">
            <text:p>31.17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9.9537573375294">
            <text:p>29.9538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7.95">
            <text:p>7.95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7.63979373863839">
            <text:p>7.6398</text:p>
          </table:table-cell>
          <table:table-cell table:style-name="ce4" table:formula="of:=[.V15]" office:value-type="float" office:value="7.96">
            <text:p>7.96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7.64940354208322">
            <text:p>7.6494</text:p>
          </table:table-cell>
          <table:table-cell table:style-name="ce4" table:formula="of:=[.Y15]" office:value-type="float" office:value="7.98">
            <text:p>7.98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7.66862314897287">
            <text:p>7.6686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31.17">
            <text:p>31.17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29.6571854827024">
            <text:p>29.6572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7.95">
            <text:p>7.95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7.56415221647365">
            <text:p>7.5642</text:p>
          </table:table-cell>
          <table:table-cell table:style-name="ce4" table:formula="of:=[.V16]" office:value-type="float" office:value="7.96">
            <text:p>7.96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7.57366687334972">
            <text:p>7.5737</text:p>
          </table:table-cell>
          <table:table-cell table:style-name="ce4" table:formula="of:=[.Y16]" office:value-type="float" office:value="7.98">
            <text:p>7.98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7.59269618710185">
            <text:p>7.5927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31.17">
            <text:p>31.17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9.3635499828736">
            <text:p>29.3635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7.95">
            <text:p>7.95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7.48925962027094">
            <text:p>7.4893</text:p>
          </table:table-cell>
          <table:table-cell table:style-name="ce4" table:formula="of:=[.V17]" office:value-type="float" office:value="7.96">
            <text:p>7.96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7.49868007262349">
            <text:p>7.4987</text:p>
          </table:table-cell>
          <table:table-cell table:style-name="ce4" table:formula="of:=[.Y17]" office:value-type="float" office:value="7.98">
            <text:p>7.98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7.51752097732857">
            <text:p>7.5175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31.17">
            <text:p>31.17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9.0728217652214">
            <text:p>29.0728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7.95">
            <text:p>7.95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7.41510853492173">
            <text:p>7.4151</text:p>
          </table:table-cell>
          <table:table-cell table:style-name="ce4" table:formula="of:=[.V18]" office:value-type="float" office:value="7.96">
            <text:p>7.96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7.4244357154688">
            <text:p>7.4244</text:p>
          </table:table-cell>
          <table:table-cell table:style-name="ce4" table:formula="of:=[.Y18]" office:value-type="float" office:value="7.98">
            <text:p>7.98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7.44309007656294">
            <text:p>7.4431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31.17">
            <text:p>31.17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8.7849720447737">
            <text:p>28.7850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7.95">
            <text:p>7.95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7.34169161873438">
            <text:p>7.3417</text:p>
          </table:table-cell>
          <table:table-cell table:style-name="ce4" table:formula="of:=[.V19]" office:value-type="float" office:value="7.96">
            <text:p>7.96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7.35092645095921">
            <text:p>7.3509</text:p>
          </table:table-cell>
          <table:table-cell table:style-name="ce4" table:formula="of:=[.Y19]" office:value-type="float" office:value="7.98">
            <text:p>7.98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7.36939611540885">
            <text:p>7.3694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31.17">
            <text:p>31.17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8.4999723215581">
            <text:p>28.5000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7.95">
            <text:p>7.95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7.26900160270731">
            <text:p>7.2690</text:p>
          </table:table-cell>
          <table:table-cell table:style-name="ce4" table:formula="of:=[.V20]" office:value-type="float" office:value="7.96">
            <text:p>7.96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7.27814500094971">
            <text:p>7.2781</text:p>
          </table:table-cell>
          <table:table-cell table:style-name="ce4" table:formula="of:=[.Y20]" office:value-type="float" office:value="7.98">
            <text:p>7.98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7.29643179743451">
            <text:p>7.2964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31.17">
            <text:p>31.17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8.2177943777803">
            <text:p>28.2178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7.95">
            <text:p>7.95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7.19703128980922">
            <text:p>7.1970</text:p>
          </table:table-cell>
          <table:table-cell table:style-name="ce4" table:formula="of:=[.V21]" office:value-type="float" office:value="7.96">
            <text:p>7.96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7.20608415935615">
            <text:p>7.2061</text:p>
          </table:table-cell>
          <table:table-cell table:style-name="ce4" table:formula="of:=[.Y21]" office:value-type="float" office:value="7.98">
            <text:p>7.98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7.22418989845001">
            <text:p>7.224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.51">
            <text:p>7.510</text:p>
          </table:table-cell>
          <table:table-cell office:value-type="float" office:value="10">
            <text:p>10</text:p>
          </table:table-cell>
          <table:table-cell table:formula="of:=[.C26]*1.01" office:value-type="float" office:value="8.29571216183815">
            <text:p>8.2957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0.912">
            <text:p>0.912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00741537837502">
            <text:p>1.0074</text:p>
          </table:table-cell>
          <table:table-cell table:style-name="ce3" office:value-type="float" office:value="2.047">
            <text:p>2.047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2.26116149071674">
            <text:p>2.2612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7.51">
            <text:p>7.51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8.21357639785955">
            <text:p>8.2136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0.912">
            <text:p>0.912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0.997440968688137">
            <text:p>0.9974</text:p>
          </table:table-cell>
          <table:table-cell table:style-name="ce4" table:formula="of:=[.Y25]" office:value-type="float" office:value="2.047">
            <text:p>2.047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2.23877375318489">
            <text:p>2.2388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7.51">
            <text:p>7.51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8.13225385926688">
            <text:p>8.1323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0.912">
            <text:p>0.912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0.987565315532809">
            <text:p>0.9876</text:p>
          </table:table-cell>
          <table:table-cell table:style-name="ce4" table:formula="of:=[.Y26]" office:value-type="float" office:value="2.047">
            <text:p>2.047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2.21660767642068">
            <text:p>2.2166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7.51">
            <text:p>7.51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8.05173649432365">
            <text:p>8.0517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0.912">
            <text:p>0.912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0.977787441121593">
            <text:p>0.9778</text:p>
          </table:table-cell>
          <table:table-cell table:style-name="ce4" table:formula="of:=[.Y27]" office:value-type="float" office:value="2.047">
            <text:p>2.047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2.19466106576305">
            <text:p>2.1947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7.51">
            <text:p>7.51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7.97201633101351">
            <text:p>7.972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0.912">
            <text:p>0.912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0.968106377348112">
            <text:p>0.9681</text:p>
          </table:table-cell>
          <table:table-cell table:style-name="ce4" table:formula="of:=[.Y28]" office:value-type="float" office:value="2.047">
            <text:p>2.047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2.17293174828025">
            <text:p>2.1729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7.51">
            <text:p>7.51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7.893085476251">
            <text:p>7.8931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0.912">
            <text:p>0.912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0.9585211656912">
            <text:p>0.9585</text:p>
          </table:table-cell>
          <table:table-cell table:style-name="ce4" table:formula="of:=[.Y29]" office:value-type="float" office:value="2.047">
            <text:p>2.047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2.1514175725547">
            <text:p>2.1514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7.51">
            <text:p>7.51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7.8149361151">
            <text:p>7.8149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0.912">
            <text:p>0.912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0.94903085712">
            <text:p>0.9490</text:p>
          </table:table-cell>
          <table:table-cell table:style-name="ce4" table:formula="of:=[.Y30]" office:value-type="float" office:value="2.047">
            <text:p>2.047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2.13011640847">
            <text:p>2.1301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7.51">
            <text:p>7.51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7.73756051">
            <text:p>7.7376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0.912">
            <text:p>0.912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0.939634512">
            <text:p>0.9396</text:p>
          </table:table-cell>
          <table:table-cell table:style-name="ce4" table:formula="of:=[.Y31]" office:value-type="float" office:value="2.047">
            <text:p>2.047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2.109026147">
            <text:p>2.1090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7.51">
            <text:p>7.51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7.660951">
            <text:p>7.6610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0.912">
            <text:p>0.912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0.9303312">
            <text:p>0.9303</text:p>
          </table:table-cell>
          <table:table-cell table:style-name="ce4" table:formula="of:=[.Y32]" office:value-type="float" office:value="2.047">
            <text:p>2.047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2.0881447">
            <text:p>2.0881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7.51">
            <text:p>7.51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7.5851">
            <text:p>7.5851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0.912">
            <text:p>0.912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0.92112">
            <text:p>0.9211</text:p>
          </table:table-cell>
          <table:table-cell table:style-name="ce4" table:formula="of:=[.Y33]" office:value-type="float" office:value="2.047">
            <text:p>2.047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2.06747">
            <text:p>2.0675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7.51">
            <text:p>7.51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7.51">
            <text:p>7.51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0.912">
            <text:p>0.912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0.912">
            <text:p>0.9120</text:p>
          </table:table-cell>
          <table:table-cell table:style-name="ce4" table:formula="of:=[.Y34]" office:value-type="float" office:value="2.047">
            <text:p>2.047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2.047">
            <text:p>2.047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7.51">
            <text:p>7.51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7.43564356435644">
            <text:p>7.435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0.912">
            <text:p>0.912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0.902970297029703">
            <text:p>0.9030</text:p>
          </table:table-cell>
          <table:table-cell table:style-name="ce4" table:formula="of:=[.Y35]" office:value-type="float" office:value="2.047">
            <text:p>2.047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2.02673267326733">
            <text:p>2.0267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7.51">
            <text:p>7.51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7.36202333104598">
            <text:p>7.362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0.912">
            <text:p>0.912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0.894029997059112">
            <text:p>0.8940</text:p>
          </table:table-cell>
          <table:table-cell table:style-name="ce4" table:formula="of:=[.Y36]" office:value-type="float" office:value="2.047">
            <text:p>2.047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2.00666601313597">
            <text:p>2.0067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7.51">
            <text:p>7.51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7.28913201093661">
            <text:p>7.2891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0.912">
            <text:p>0.912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0.885178214910012">
            <text:p>0.8852</text:p>
          </table:table-cell>
          <table:table-cell table:style-name="ce4" table:formula="of:=[.Y37]" office:value-type="float" office:value="2.047">
            <text:p>2.047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98679803280789">
            <text:p>1.9868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7.51">
            <text:p>7.51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7.21696238706595">
            <text:p>7.2170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0.912">
            <text:p>0.912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0.876414074168329">
            <text:p>0.8764</text:p>
          </table:table-cell>
          <table:table-cell table:style-name="ce4" table:formula="of:=[.Y38]" office:value-type="float" office:value="2.047">
            <text:p>2.047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96712676515632">
            <text:p>1.9671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7.51">
            <text:p>7.51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7.14550731392668">
            <text:p>7.1455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0.912">
            <text:p>0.912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0.867736707097355">
            <text:p>0.8677</text:p>
          </table:table-cell>
          <table:table-cell table:style-name="ce4" table:formula="of:=[.Y39]" office:value-type="float" office:value="2.047">
            <text:p>2.047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94765026253102">
            <text:p>1.9477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7.51">
            <text:p>7.51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7.07475971675909">
            <text:p>7.0748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0.912">
            <text:p>0.912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0.859145254551837">
            <text:p>0.8591</text:p>
          </table:table-cell>
          <table:table-cell table:style-name="ce4" table:formula="of:=[.Y40]" office:value-type="float" office:value="2.047">
            <text:p>2.047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92836659656536">
            <text:p>1.9284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7.51">
            <text:p>7.51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7.00471259085059">
            <text:p>7.0047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0.912">
            <text:p>0.912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0.850638865892907">
            <text:p>0.8506</text:p>
          </table:table-cell>
          <table:table-cell table:style-name="ce4" table:formula="of:=[.Y41]" office:value-type="float" office:value="2.047">
            <text:p>2.047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90927385798551">
            <text:p>1.9093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7.51">
            <text:p>7.51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93535900084216">
            <text:p>6.9354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0.912">
            <text:p>0.912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0.842216698903869">
            <text:p>0.8422</text:p>
          </table:table-cell>
          <table:table-cell table:style-name="ce4" table:formula="of:=[.Y42]" office:value-type="float" office:value="2.047">
            <text:p>2.047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89037015642129">
            <text:p>1.8904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7.51">
            <text:p>7.51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6.86669208004175">
            <text:p>6.8667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0.912">
            <text:p>0.912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0.833877919706801">
            <text:p>0.8339</text:p>
          </table:table-cell>
          <table:table-cell table:style-name="ce4" table:formula="of:=[.Y43]" office:value-type="float" office:value="2.047">
            <text:p>2.047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8716536202191">
            <text:p>1.8717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7.51">
            <text:p>7.51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6.7987050297443">
            <text:p>6.7987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0.912">
            <text:p>0.912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0.825621702680001">
            <text:p>0.8256</text:p>
          </table:table-cell>
          <table:table-cell table:style-name="ce4" table:formula="of:=[.Y44]" office:value-type="float" office:value="2.047">
            <text:p>2.047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85312239625654">
            <text:p>1.8531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2015／03／03</text:date>, <text:time>16:18:0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03T16:18:09.36</dc:date>
    <meta:editing-duration>P23DT20H26M50S</meta:editing-duration>
    <meta:editing-cycles>52</meta:editing-cycles>
    <meta:generator>OpenOffice/4.1.1$Win32 OpenOffice.org_project/411m6$Build-9775</meta:generator>
    <meta:document-statistic meta:table-count="5" meta:cell-count="2243" meta:object-count="0"/>
  </office:meta>
</office:document-meta>
</file>